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código</text:p>
          </table:table-cell>
        </table:table-row>
        <table:table-row table:style-name="ro1">
          <table:table-cell office:value-type="string" calcext:value-type="string">
            <text:p>ADMINISTRAÇÃO PÚBLICA</text:p>
          </table:table-cell>
          <table:table-cell office:value-type="float" office:value="1105396" calcext:value-type="float">
            <text:p>1105396</text:p>
          </table:table-cell>
        </table:table-row>
        <table:table-row table:style-name="ro1">
          <table:table-cell office:value-type="string" calcext:value-type="string">
            <text:p>CIÊNCIAS CONTÁBEIS </text:p>
          </table:table-cell>
          <table:table-cell office:value-type="float" office:value="1132074" calcext:value-type="float">
            <text:p>1132074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float" office:value="13089" calcext:value-type="float">
            <text:p>13089</text:p>
          </table:table-cell>
        </table:table-row>
        <table:table-row table:style-name="ro1">
          <table:table-cell office:value-type="string" calcext:value-type="string">
            <text:p>CIÊNCIAS ECONÔMICAS</text:p>
          </table:table-cell>
          <table:table-cell office:value-type="float" office:value="13090" calcext:value-type="float">
            <text:p>13090</text:p>
          </table:table-cell>
        </table:table-row>
        <table:table-row table:style-name="ro1">
          <table:table-cell office:value-type="string" calcext:value-type="string">
            <text:p>SERVIÇO SOCIAL</text:p>
          </table:table-cell>
          <table:table-cell office:value-type="float" office:value="13107" calcext:value-type="float">
            <text:p>13107</text:p>
          </table:table-cell>
        </table:table-row>
        <table:table-row table:style-name="ro1">
          <table:table-cell office:value-type="string" calcext:value-type="string">
            <text:p>PSICOLOGIA</text:p>
          </table:table-cell>
          <table:table-cell office:value-type="float" office:value="13113" calcext:value-type="float">
            <text:p>13113</text:p>
          </table:table-cell>
        </table:table-row>
        <table:table-row table:style-name="ro1">
          <table:table-cell office:value-type="string" calcext:value-type="string">
            <text:p>TURISMO</text:p>
          </table:table-cell>
          <table:table-cell office:value-type="float" office:value="21589" calcext:value-type="float">
            <text:p>21589</text:p>
          </table:table-cell>
        </table:table-row>
        <table:table-row table:style-name="ro1">
          <table:table-cell office:value-type="string" calcext:value-type="string">
            <text:p>DIREITO</text:p>
          </table:table-cell>
          <table:table-cell office:value-type="float" office:value="21860" calcext:value-type="float">
            <text:p>21860</text:p>
          </table:table-cell>
        </table:table-row>
        <table:table-row table:style-name="ro1">
          <table:table-cell office:value-type="string" calcext:value-type="string">
            <text:p>ADMINISTRAÇÃO</text:p>
          </table:table-cell>
          <table:table-cell office:value-type="float" office:value="22451" calcext:value-type="float">
            <text:p>22451</text:p>
          </table:table-cell>
        </table:table-row>
        <table:table-row table:style-name="ro1">
          <table:table-cell office:value-type="string" calcext:value-type="string">
            <text:p>JORNALISMO</text:p>
          </table:table-cell>
          <table:table-cell office:value-type="float" office:value="27657" calcext:value-type="float">
            <text:p>27657</text:p>
          </table:table-cell>
        </table:table-row>
        <table:table-row table:style-name="ro1">
          <table:table-cell office:value-type="string" calcext:value-type="string">
            <text:p>JORNALISMO</text:p>
          </table:table-cell>
          <table:table-cell office:value-type="float" office:value="36356" calcext:value-type="float">
            <text:p>36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5T17:40:37.990322645</meta:creation-date>
    <dc:date>2024-11-15T17:42:03.801180951</dc:date>
    <meta:editing-duration>PT1M2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